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3.898cm" style:use-optimal-column-width="false"/>
    </style:style>
    <style:style style:name="co2" style:family="table-column">
      <style:table-column-properties style:column-width="3.897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0.823cm"/>
    </style:style>
    <style:style style:name="ro3" style:family="table-row">
      <style:table-row-properties style:row-height="0.822cm"/>
    </style:style>
    <style:style style:name="ce1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top="0cm" fo:margin-bottom="0cm"/>
      <style:text-properties fo:font-size="24pt" style:font-size-asian="24pt" style:font-size-complex="24pt"/>
    </style:style>
    <style:style style:name="P8" style:family="paragraph">
      <style:paragraph-properties fo:margin-top="0cm" fo:margin-bottom="0cm"/>
      <style:text-properties fo:font-size="14pt" style:font-size-asian="14pt" style:font-size-complex="14pt"/>
    </style:style>
    <style:style style:name="P9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e18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ce181e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e181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182f7c" fo:font-size="20pt" style:font-size-asian="20pt" style:font-size-complex="20pt"/>
    </style:style>
    <style:style style:name="T10" style:family="text">
      <style:text-properties fo:color="#ce181e" fo:font-size="20pt" style:font-size-asian="20pt" style:font-size-complex="20pt"/>
    </style:style>
    <style:style style:name="T11" style:family="text">
      <style:text-properties fo:color="#00a65d" fo:font-size="20pt" style:font-size-asian="20pt" style:font-size-complex="20pt"/>
    </style:style>
    <style:style style:name="T12" style:family="text">
      <style:text-properties fo:color="#006d6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182f7c"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ce181e" fo:font-size="14pt" style:font-size-asian="14pt" style:font-size-complex="14pt"/>
    </style:style>
    <style:style style:name="T15" style:family="text">
      <style:text-properties fo:color="#ce181e"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006d6f" fo:font-size="14pt" style:font-size-asian="14pt" style:font-size-complex="14pt"/>
    </style:style>
    <style:style style:name="T21" style:family="text">
      <style:text-properties fo:color="#000000" fo:font-size="14pt" style:font-size-asian="14pt" style:font-size-complex="14pt"/>
    </style:style>
    <style:style style:name="T2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ed1c24" fo:font-size="14pt" style:font-size-asian="14pt" style:font-size-complex="14pt"/>
    </style:style>
    <style:style style:name="T2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1b75bc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a65d" fo:font-size="16pt" style:font-size-asian="16pt" style:font-size-complex="16pt"/>
    </style:style>
    <style:style style:name="T28" style:family="text">
      <style:text-properties fo:color="#1b75bc" fo:font-size="16pt" style:font-size-asian="16pt" style:font-size-complex="16pt"/>
    </style:style>
    <style:style style:name="T29" style:family="text">
      <style:text-properties fo:color="#ed1c24" fo:font-size="16pt" style:font-size-asian="16pt" style:font-size-complex="16pt"/>
    </style:style>
    <style:style style:name="T3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size="16pt" fo:font-style="italic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16pt" fo:font-style="italic" style:font-size-asian="16pt" style:font-size-complex="16pt"/>
    </style:style>
    <style:style style:name="T33" style:family="text">
      <style:text-properties fo:color="#00a65d" fo:font-size="13pt" fo:font-style="italic" fo:font-weight="bold" style:font-size-asian="13pt" style:font-weight-asian="bold" style:font-size-complex="13pt" style:font-weight-complex="bold"/>
    </style:style>
    <style:style style:name="T34" style:family="text">
      <style:text-properties fo:color="#182f7c" fo:font-size="13pt" fo:font-style="italic" fo:font-weight="bold" style:font-size-asian="13pt" style:font-weight-asian="bold" style:font-size-complex="13pt" style:font-weight-complex="bold"/>
    </style:style>
    <style:style style:name="T35" style:family="text">
      <style:text-properties fo:color="#ce181e" fo:font-size="13pt" fo:font-style="italic" fo:font-weight="bold" style:font-size-asian="13pt" style:font-weight-asian="bold" style:font-size-complex="13pt" style:font-weight-complex="bold"/>
    </style:style>
    <style:style style:name="T36" style:family="text">
      <style:text-properties fo:font-size="16pt" fo:font-style="italic" fo:font-weight="bold" style:font-size-asian="16pt" style:font-weight-asian="bold" style:font-size-complex="16pt" style:font-weight-complex="bold"/>
    </style:style>
    <style:style style:name="T37" style:family="text">
      <style:text-properties fo:font-size="13pt" fo:font-style="italic" fo:font-weight="bold" style:font-size-asian="13pt" style:font-weight-asian="bold" style:font-size-complex="13pt" style:font-weight-complex="bold"/>
    </style:style>
    <style:style style:name="T38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chive Paquet Dépô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1 – Architecture Système et Réseau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rchive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1">Dans certaines situations, il est utile de créer des archives, de compresser et décompresser des fichiers.</text:span></text:p>
                <text:p text:style-name="P2"><text:span text:style-name="T1"/></text:p>
                <text:p text:style-name="P2"><text:span text:style-name="T1">Linux permet de réaliser ces différentes manipulations grâce à <text:s/>l’outil </text:span><text:span text:style-name="T2">tar</text:span><text:span text:style-name="T1"> .</text:span></text:p>
                <text:p><text:span text:style-name="T2">tar</text:span><text:span text:style-name="T3"> </text:span><text:span text:style-name="T1">préserve les droits, le propriétaire et le groupe des fichiers et des répertoires. Il permet également de sauvegarder les liens symboliques et les fichiers spéciaux orientés bloc ou caractère.</text:span></text:p>
                <text:p><text:span text:style-name="T1">extension et compression</text:span></text:p>
                <text:p><text:span text:style-name="T1"/></text:p>
              </text:list-header>
            </text:list>
          </draw:text-box>
        </draw:frame>
        <draw:frame draw:style-name="standard" draw:layer="layout" svg:width="7.794cm" svg:height="6.307cm" svg:x="9.548cm" svg:y="12.7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Utilitaire de compression</text:span></text:p>
              </table:table-cell>
              <table:table-cell>
                <text:p text:style-name="P4"><text:span text:style-name="T4">Extension </text:span></text:p>
                <text:p text:style-name="P4"><text:span text:style-name="T4">Unix </text:span></text:p>
              </table:table-cell>
            </table:table-row>
            <table:table-row table:style-name="ro2" table:default-cell-style-name="ce2">
              <table:table-cell>
                <text:p><text:span text:style-name="T4">Linux basique</text:span></text:p>
              </table:table-cell>
              <table:table-cell>
                <text:p><text:span text:style-name="T4">tar</text:span></text:p>
              </table:table-cell>
            </table:table-row>
            <table:table-row table:style-name="ro2" table:default-cell-style-name="ce2">
              <table:table-cell>
                <text:p><text:span text:style-name="T4">compress</text:span></text:p>
              </table:table-cell>
              <table:table-cell>
                <text:p><text:span text:style-name="T4">.tar.gz</text:span></text:p>
              </table:table-cell>
            </table:table-row>
            <table:table-row table:style-name="ro2" table:default-cell-style-name="ce2">
              <table:table-cell>
                <text:p><text:span text:style-name="T4">bzip2</text:span></text:p>
              </table:table-cell>
              <table:table-cell>
                <text:p><text:span text:style-name="T4">.tar.bz2</text:span></text:p>
              </table:table-cell>
            </table:table-row>
            <table:table-row table:style-name="ro2" table:default-cell-style-name="ce2">
              <table:table-cell>
                <text:p><text:span text:style-name="T4">Lzma </text:span></text:p>
              </table:table-cell>
              <table:table-cell>
                <text:p><text:span text:style-name="T4">.tar.z</text:span></text:p>
              </table:table-cell>
            </table:table-row>
            <table:table-row table:style-name="ro2" table:default-cell-style-name="ce2">
              <table:table-cell>
                <text:p><text:span text:style-name="T4">xz</text:span></text:p>
              </table:table-cell>
              <table:table-cell>
                <text:p><text:span text:style-name="T4">.tar.xz</text:span></text:p>
              </table:table-cell>
            </table:table-row>
            <table:table-row table:style-name="ro3" table:default-cell-style-name="ce2">
              <table:table-cell>
                <text:p><text:span text:style-name="T4">7zip</text:span></text:p>
              </table:table-cell>
              <table:table-cell>
                <text:p><text:span text:style-name="T4">.tar.7z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rchive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5">Commande de base </text:span></text:p>
                <text:p><text:span text:style-name="T6">Man</text:span><text:span text:style-name="T7"> pour les informations sur la commande </text:span></text:p>
                <text:p text:style-name="P2"><text:span text:style-name="T7"><text:tab/></text:span><text:span text:style-name="T8">tar</text:span><text:span text:style-name="T7"> </text:span><text:span text:style-name="T9">-cvf</text:span><text:span text:style-name="T7"> </text:span><text:span text:style-name="T10">archive.tar</text:span><text:span text:style-name="T7"> </text:span><text:span text:style-name="T11">fichiers</text:span><text:span text:style-name="T7"> ... </text:span><text:span text:style-name="T7"><text:tab/></text:span><text:span text:style-name="T7"><text:tab/></text:span><text:span text:style-name="T7"><text:tab/></text:span><text:span text:style-name="T7"><text:tab/></text:span><text:span text:style-name="T12"># créer une archive</text:span></text:p>
                <text:p text:style-name="P2"><text:span text:style-name="T7"><text:s/></text:span><text:span text:style-name="T7"><text:tab/></text:span><text:span text:style-name="T8">tar</text:span><text:span text:style-name="T7"> </text:span><text:span text:style-name="T9">-tf</text:span><text:span text:style-name="T7"> </text:span><text:span text:style-name="T10">archive.tar.gz</text:span><text:span text:style-name="T7"> <text:s text:c="13"/></text:span><text:span text:style-name="T7"><text:tab/></text:span><text:span text:style-name="T7"><text:tab/></text:span><text:span text:style-name="T7"><text:tab/></text:span><text:span text:style-name="T7"><text:tab/></text:span><text:span text:style-name="T12"># lire le contenu</text:span></text:p>
                <text:p text:style-name="P2"><text:span text:style-name="T7"><text:s/></text:span><text:span text:style-name="T7"><text:tab/></text:span><text:span text:style-name="T8">tar</text:span><text:span text:style-name="T7"> </text:span><text:span text:style-name="T9">-xzvf</text:span><text:span text:style-name="T7"> </text:span><text:span text:style-name="T10">archive.tar.gz</text:span><text:span text:style-name="T7"> <text:s text:c="13"/></text:span><text:span text:style-name="T7"><text:tab/></text:span><text:span text:style-name="T7"><text:tab/></text:span><text:span text:style-name="T7"><text:tab/></text:span><text:span text:style-name="T7"><text:tab/></text:span><text:span text:style-name="T12"># extraire le contenu</text:span></text:p>
                <text:p text:style-name="P2"><text:span text:style-name="T7"/></text:p>
                <text:p><text:span text:style-name="T7"/></text:p>
                <text:p><text:span text:style-name="T7"/></text:p>
                <text:p><text:span text:style-name="T7">Lien :https://fr.wikipedia.org/wiki/Tar_(informatiqu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es paquets 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<text:span text:style-name="T4">Un paquet est un bout de logiciel prêt à être installé, et dont on peut établir les besoins, les compatibilités et les incompatibilités. C'est la plus petite unité d'agencement au sein du système Linux, comme une brique élémentaire.</text:span></text:p>
              </text:list-item>
              <text:list-item>
                <text:p><text:span text:style-name="T4"><text:s/></text:span><text:span text:style-name="T4">Un logiciel courant est généralement proposé sous forme de plusieurs paquets, selon les besoins de compatibilité, les imbrications et les agencements envisagés.</text:span></text:p>
              </text:list-item>
              <text:list-item>
                <text:p><text:span text:style-name="T4"><text:s text:c="4"/></text:span><text:span text:style-name="T13">On appelle paquet (ou parfois paquetage, en anglais package) une archive (fichier compressé) comprenant les fichiers informatiques, les informations et procédures nécessaires à l'installation d'un logiciel sur un système d'exploitation au sein d'un agrégat logiciel, en s'assurant de la cohérence fonctionnelle du système ainsi modifié</text:span><text:span text:style-name="T4">. (</text:span><text:span text:style-name="T14">Source Wikipedia : Paquet_(logiciel)</text:span><text:span text:style-name="T4">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épots / repository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7">Linux stocke ses paquets dans des dépôts nommés </text:span><text:span text:style-name="T15">repository</text:span><text:span text:style-name="T7">.</text:span></text:p>
                <text:p text:style-name="P2"><text:span text:style-name="T7"/></text:p>
                <text:p text:style-name="P2"><text:span text:style-name="T7">Le dépôt est le serveur sur lequel on va télécharger les paquets.</text:span></text:p>
                <text:p text:style-name="P2"><text:span text:style-name="T7"/></text:p>
                <text:p text:style-name="P2"><text:span text:style-name="T7">Il y a trois niveaux pour la gestion des paquets.</text:span></text:p>
                <text:list>
                  <text:list-item>
                    <text:list>
                      <text:list-item>
                        <text:p><text:span text:style-name="T16">aptitude</text:span><text:span text:style-name="T7"> : haut niveau, aspect graphique en mode console </text:span></text:p>
                      </text:list-item>
                      <text:list-item>
                        <text:p><text:span text:style-name="T16">apt-get</text:span><text:span text:style-name="T7"> : intermédiaire, retrouve et installe les paquets et les dépendances </text:span></text:p>
                      </text:list-item>
                      <text:list-item>
                        <text:p><text:span text:style-name="T16">dpkg</text:span><text:span text:style-name="T7"> : bas niveau, installation programme par programm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pt-get </text:p>
          </draw:text-box>
        </draw:frame>
        <draw:frame presentation:style-name="pr5" draw:text-style-name="P8" draw:layer="layout" svg:width="24cm" svg:height="12.18cm" svg:x="1.8cm" svg:y="4.343cm" presentation:class="outline" presentation:user-transformed="true">
          <draw:text-box>
            <text:list text:style-name="L3">
              <text:list-header>
                <text:p text:style-name="P2"><text:span text:style-name="T17">Etre en mode </text:span><text:span text:style-name="T18">root </text:span><text:span text:style-name="T17">ou </text:span><text:span text:style-name="T18">sudo </text:span><text:span text:style-name="T17">avec des droits d’installation</text:span></text:p>
                <text:p text:style-name="P2"><text:span text:style-name="T19">Mise à jour du système </text:span></text:p>
                <text:list>
                  <text:list-header>
                    <text:p text:style-name="P2"><text:span text:style-name="T4">apt-get </text:span><text:span text:style-name="T20">update</text:span><text:span text:style-name="T4">  <text:s text:c="17"/>→ met le cache du système à jour (nouvelle liste des dépots)</text:span></text:p>
                    <text:p text:style-name="P2"><text:span text:style-name="T4">apt-get </text:span><text:span text:style-name="T20">upgrade</text:span><text:span text:style-name="T4">  <text:s text:c="15"/>→ met à jour tous les paquets du système</text:span></text:p>
                    <text:p text:style-name="P2"><text:span text:style-name="T4">apt-get </text:span><text:span text:style-name="T20">dist-upgrade</text:span><text:span text:style-name="T4">  <text:s text:c="7"/>→ met à jour complètement le système, dernière version</text:span></text:p>
                  </text:list-header>
                </text:list>
                <text:p text:style-name="P2"><text:span text:style-name="T19"/></text:p>
                <text:p text:style-name="P2"><text:span text:style-name="T19">Installation d’un paquet </text:span></text:p>
                <text:list>
                  <text:list-header>
                    <text:p text:style-name="P2"><text:span text:style-name="T4">apt-get </text:span><text:span text:style-name="T20">install</text:span><text:span text:style-name="T14"> nom_du_paquet <text:s text:c="13"/></text:span><text:span text:style-name="T21">→ </text:span><text:span text:style-name="T22">cherche et installe le paquet et les dépendances</text:span></text:p>
                  </text:list-header>
                </text:list>
                <text:p text:style-name="P2"><text:span text:style-name="T19"/></text:p>
                <text:p text:style-name="P2"><text:span text:style-name="T19">Supprimer un paquet </text:span></text:p>
                <text:list>
                  <text:list-header>
                    <text:p text:style-name="P2"><text:span text:style-name="T4">apt-get </text:span><text:span text:style-name="T20">--purge </text:span><text:span text:style-name="T14">nom_du_paquet</text:span><text:span text:style-name="T20"> <text:s text:c="3"/>→ supprime le paquet et les configurations <text:s/></text:span></text:p>
                    <text:p text:style-name="P2"><text:span text:style-name="T20">apt-get remove</text:span><text:span text:style-name="T4"> </text:span><text:span text:style-name="T14">nom_du_paquet</text:span><text:span text:style-name="T4"> <text:s text:c="3"/>→ supprime le paquet <text:s text:c="4"/></text:span></text:p>
                  </text:list-header>
                </text:list>
                <text:p text:style-name="P2"><text:span text:style-name="T19"/></text:p>
                <text:p text:style-name="P2"><text:span text:style-name="T19">Rechercher un paquet</text:span></text:p>
                <text:list>
                  <text:list-header>
                    <text:p text:style-name="P2"><text:span text:style-name="T4">apt-cache </text:span><text:span text:style-name="T20">search</text:span><text:span text:style-name="T4"> </text:span><text:span text:style-name="T23">mot</text:span><text:span text:style-name="T4">  <text:s text:c="10"/>→ <text:s/>recherche le mot, le motif</text:span></text:p>
                    <text:p text:style-name="P2"><text:span text:style-name="T4">apt-cache </text:span><text:span text:style-name="T20">show</text:span><text:span text:style-name="T4"> </text:span><text:span text:style-name="T14">paquet</text:span><text:span text:style-name="T4">  <text:s text:c="7"/>→ <text:s/>recherche les informations sur le paquet</text:span></text:p>
                    <text:p text:style-name="P2"><text:span text:style-name="T4">apt-cache </text:span><text:span text:style-name="T20">depends</text:span><text:span text:style-name="T4"> </text:span><text:span text:style-name="T14">paquet</text:span><text:span text:style-name="T4">  <text:s/>→ <text:s/>recherche les dépendances du paquet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dpkg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1">Dpkg permet de manipuler directement les paquets</text:span></text:p>
                <text:list>
                  <text:list-item>
                    <text:p text:style-name="P2"><text:span text:style-name="T1">Installation / suppression des applications</text:span></text:p>
                  </text:list-item>
                  <text:list-item>
                    <text:p text:style-name="P2"><text:span text:style-name="T1">Nom du fichier normalisé</text:span></text:p>
                  </text:list-item>
                  <text:list-item>
                    <text:p text:style-name="P2"><text:span text:style-name="T1">Nécessite les droits root</text:span></text:p>
                  </text:list-item>
                </text:list>
                <text:p text:style-name="P2"><text:span text:style-name="T1"/></text:p>
                <text:p text:style-name="P2"><text:span text:style-name="T24">Plusieurs commandes</text:span></text:p>
                <text:list>
                  <text:list-header>
                    <text:p text:style-name="P2"><text:span text:style-name="T25">dpkg </text:span></text:p>
                    <text:list>
                      <text:list-item>
                        <text:p text:style-name="P2"><text:span text:style-name="T26">dpkg</text:span><text:span text:style-name="T27"> -i</text:span><text:span text:style-name="T28"> </text:span><text:span text:style-name="T29">fichier.deb</text:span><text:span text:style-name="T1"> <text:s text:c="38"/></text:span><text:span text:style-name="T30"># Installation</text:span></text:p>
                      </text:list-item>
                      <text:list-item>
                        <text:p text:style-name="P2"><text:span text:style-name="T26">dpkg </text:span><text:span text:style-name="T27">-r</text:span><text:span text:style-name="T1"> </text:span><text:span text:style-name="T29">paquet</text:span><text:span text:style-name="T1"> <text:s text:c="43"/></text:span><text:span text:style-name="T30"># Retrait</text:span></text:p>
                      </text:list-item>
                      <text:list-item>
                        <text:p text:style-name="P2"><text:span text:style-name="T26">dpkg</text:span><text:span text:style-name="T1"> </text:span><text:span text:style-name="T27">-purge</text:span><text:span text:style-name="T1"> </text:span><text:span text:style-name="T29">paquet</text:span><text:span text:style-name="T1"> <text:s text:c="34"/></text:span><text:span text:style-name="T30"># Retrait complet</text:span></text:p>
                      </text:list-item>
                      <text:list-item>
                        <text:p text:style-name="P2"><text:span text:style-name="T26">dpkg</text:span><text:span text:style-name="T1"> </text:span><text:span text:style-name="T27">-L</text:span><text:span text:style-name="T1"> </text:span><text:span text:style-name="T29">paquet</text:span><text:span text:style-name="T1"> <text:s text:c="43"/></text:span><text:span text:style-name="T30"># Liste le contenu</text:span></text:p>
                      </text:list-item>
                      <text:list-item>
                        <text:p text:style-name="P2"><text:span text:style-name="T26">dpkg </text:span><text:span text:style-name="T27">-S</text:span><text:span text:style-name="T1"> </text:span><text:span text:style-name="T29">chemin </text:span><text:span text:style-name="T1"><text:s text:c="42"/></text:span><text:span text:style-name="T30"># Détermine le paquet d'un fichier</text:span></text:p>
                      </text:list-item>
                      <text:list-item>
                        <text:p text:style-name="P2"><text:span text:style-name="T26">dpkg</text:span><text:span text:style-name="T1"> </text:span><text:span text:style-name="T27">-l </text:span><text:span text:style-name="T1"><text:s text:c="57"/></text:span><text:span text:style-name="T30"># Liste les paquets installés</text:span></text:p>
                        <text:p text:style-name="P2"><text:span text:style-name="T1"/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es fichiers de configuration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31">Fichier de dépôts</text:span></text:p>
              </text:list-header>
              <text:list-item>
                <text:p text:style-name="P2"><text:span text:style-name="T32">/etc/apt/sources.list</text:span></text:p>
                <text:list>
                  <text:list-header>
                    <text:p><text:span text:style-name="T30">#dépôts de base</text:span><text:span text:style-name="T32"> </text:span></text:p>
                    <text:list>
                      <text:list-item>
                        <text:p text:style-name="P2"><text:span text:style-name="T33">deb</text:span><text:span text:style-name="T34"> </text:span><text:span text:style-name="T34"><text:a xlink:href="http://ftp.fr.debian/" xlink:type="simple">http://ftp.fr.debian</text:a></text:span><text:span text:style-name="T34">.org/debian/ stretch</text:span><text:span text:style-name="T33"> </text:span><text:span text:style-name="T35">main contrib non-free</text:span><text:span text:style-name="T33"> </text:span></text:p>
                      </text:list-item>
                      <text:list-item>
                        <text:p text:style-name="P2"><text:span text:style-name="T33">deb-src</text:span><text:span text:style-name="T34"> </text:span><text:span text:style-name="T34"><text:a xlink:href="http://ftp.fr.debian.org/debian" xlink:type="simple">http://ftp.fr.debian.org/debian</text:a></text:span><text:span text:style-name="T34">/ strech</text:span><text:span text:style-name="T33"> </text:span><text:span text:style-name="T35">main contrib non-free</text:span></text:p>
                        <text:p text:style-name="P2"><text:span text:style-name="T32"/></text:p>
                      </text:list-item>
                    </text:list>
                    <text:p><text:span text:style-name="T36"># Mise à jour de sécurité</text:span></text:p>
                    <text:list>
                      <text:list-item text:start-value="1">
                        <text:p text:style-name="P2"><text:span text:style-name="T33">deb </text:span><text:span text:style-name="T34">http://secuirity.debian.org/debian-security stretch/updates</text:span><text:span text:style-name="T37"> </text:span><text:span text:style-name="T35">main contrib non-free</text:span></text:p>
                      </text:list-item>
                      <text:list-item>
                        <text:p text:style-name="P2"><text:span text:style-name="T33">deb-src</text:span><text:span text:style-name="T37"> </text:span><text:span text:style-name="T34">http://secuirity.debian.org/debian-security stretch/updates</text:span><text:span text:style-name="T37"> </text:span><text:span text:style-name="T35">main contrib non-free</text:span></text:p>
                      </text:list-item>
                    </text:list>
                  </text:list-header>
                </text:list>
                <text:p text:style-name="P2"><text:span text:style-name="T32"/></text:p>
              </text:list-item>
              <text:list-item>
                <text:p text:style-name="P2"><text:span text:style-name="T32">/etc/apt/apt.conf</text:span></text:p>
              </text:list-item>
              <text:list-item>
                <text:p text:style-name="P2"><text:span text:style-name="T32">/etc/apt/preferences</text:span></text:p>
                <text:list>
                  <text:list-header>
                    <text:p><text:span text:style-name="T32">Gestion de l’épinglage (pinning) → modifie la priorité d’installation des paquets lorsque différentes versions sont proposées par différents dépôts.</text:span></text:p>
                  </text:list-header>
                </text:list>
                <text:p text:style-name="P2"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20:49:58.295848006</meta:creation-date>
    <meta:editing-duration>PT6H14M49S</meta:editing-duration>
    <meta:editing-cycles>17</meta:editing-cycles>
    <meta:generator>LibreOffice/5.4.7.2$MacOSX_X86_64 LibreOffice_project/c838ef25c16710f8838b1faec480ebba495259d0</meta:generator>
    <dc:date>2019-05-21T11:03:13.262818951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